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ny">
      <style:paragraph-properties fo:hyphenation-ladder-count="no-limit" fo:break-before="page"/>
      <style:text-properties fo:language="en" fo:country="GB" fo:hyphenate="true" fo:hyphenation-remain-char-count="0" fo:hyphenation-push-char-count="0"/>
    </style:style>
    <style:style style:name="P2" style:family="paragraph" style:parent-style-name="Normalny">
      <style:paragraph-properties fo:hyphenation-ladder-count="no-limit" fo:break-before="page"/>
      <style:text-properties fo:hyphenate="true" fo:hyphenation-remain-char-count="0" fo:hyphenation-push-char-count="0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language="en" fo:country="GB" fo:font-weight="bold" style:font-weight-asian="bold"/>
    </style:style>
    <style:style style:name="P6" style:family="paragraph" style:parent-style-name="Standard" style:master-page-name="MP0">
      <style:paragraph-properties style:page-number="auto" fo:break-before="page"/>
      <style:text-properties fo:language="en" fo:country="GB" fo:font-weight="bold" style:font-weight-asian="bold"/>
    </style:style>
    <style:style style:name="P7" style:family="paragraph" style:parent-style-name="Standard" style:list-style-name="L1">
      <style:text-properties fo:language="en" fo:country="GB"/>
    </style:style>
    <style:style style:name="P8" style:family="paragraph" style:parent-style-name="Standard" style:list-style-name="L2">
      <style:text-properties fo:language="en" fo:country="GB"/>
    </style:style>
    <style:style style:name="P9" style:family="paragraph" style:parent-style-name="Standard" style:list-style-name="L3">
      <style:text-properties fo:language="en" fo:country="GB"/>
    </style:style>
    <style:style style:name="P10" style:family="paragraph" style:parent-style-name="Standard" style:list-style-name="L4">
      <style:text-properties fo:language="en" fo:country="GB"/>
    </style:style>
    <style:style style:name="P11" style:family="paragraph" style:parent-style-name="Standard" style:list-style-name="L3"/>
    <style:style style:name="P12" style:family="paragraph" style:parent-style-name="Standard" style:list-style-name="L5"/>
    <style:style style:name="T1" style:family="text">
      <style:text-properties fo:language="en" fo:country="none"/>
    </style:style>
    <text:list-style style:name="L1">
      <text:list-level-style-number text:level="1" style:num-suffix="." style:num-format="1" text:start-value="0">
        <style:list-level-properties text:space-before="0.75cm" text:min-label-width="0.635cm"/>
      </text:list-level-style-number>
      <text:list-level-style-number text:level="2" style:num-suffix="." style:num-format="a" style:num-letter-sync="true">
        <style:list-level-properties text:space-before="2.02cm" text:min-label-width="0.635cm"/>
      </text:list-level-style-number>
      <text:list-level-style-number text:level="3" style:num-suffix="." style:num-format="i">
        <style:list-level-properties text:space-before="3.607cm" text:min-label-width="0.318cm" fo:text-align="end"/>
      </text:list-level-style-number>
      <text:list-level-style-number text:level="4" style:num-suffix="." style:num-format="1">
        <style:list-level-properties text:space-before="4.56cm" text:min-label-width="0.635cm"/>
      </text:list-level-style-number>
      <text:list-level-style-number text:level="5" style:num-suffix="." style:num-format="a" style:num-letter-sync="true">
        <style:list-level-properties text:space-before="5.83cm" text:min-label-width="0.635cm"/>
      </text:list-level-style-number>
      <text:list-level-style-number text:level="6" style:num-suffix="." style:num-format="i">
        <style:list-level-properties text:space-before="7.417cm" text:min-label-width="0.318cm" fo:text-align="end"/>
      </text:list-level-style-number>
      <text:list-level-style-number text:level="7" style:num-suffix="." style:num-format="1">
        <style:list-level-properties text:space-before="8.37cm" text:min-label-width="0.635cm"/>
      </text:list-level-style-number>
      <text:list-level-style-number text:level="8" style:num-suffix="." style:num-format="a" style:num-letter-sync="true">
        <style:list-level-properties text:space-before="9.64cm" text:min-label-width="0.635cm"/>
      </text:list-level-style-number>
      <text:list-level-style-number text:level="9" style:num-suffix="." style:num-format="i">
        <style:list-level-properties text:space-before="11.22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0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0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0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0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roń 800, 900</text:p>
      <text:list xml:id="list2579711600527594757" text:style-name="L1">
        <text:list-item>
          <text:p text:style-name="P7">Iron Dagger</text:p>
        </text:list-item>
        <text:list-item>
          <text:p text:style-name="P7">Iron Sword</text:p>
        </text:list-item>
        <text:list-item>
          <text:p text:style-name="P7">Iron Axe</text:p>
        </text:list-item>
        <text:list-item>
          <text:p text:style-name="P7">Iron Morning Star</text:p>
        </text:list-item>
        <text:list-item>
          <text:p text:style-name="P7">Iron Hammer</text:p>
        </text:list-item>
        <text:list-item>
          <text:p text:style-name="P7">Iron Spear</text:p>
        </text:list-item>
        <text:list-item>
          <text:p text:style-name="P7">Iron Lance</text:p>
        </text:list-item>
        <text:list-item>
          <text:p text:style-name="P7">Iron Two-handed Sword</text:p>
        </text:list-item>
        <text:list-item>
          <text:p text:style-name="P7">Iron Two-handed Axe</text:p>
        </text:list-item>
        <text:list-item>
          <text:p text:style-name="P7">Iron Two-handed Hammer</text:p>
        </text:list-item>
        <text:list-item>
          <text:p text:style-name="P7">Iron Halberd</text:p>
        </text:list-item>
        <text:list-item>
          <text:p text:style-name="P7">Staff</text:p>
        </text:list-item>
        <text:list-item>
          <text:p text:style-name="P7">Reinforced Shield</text:p>
        </text:list-item>
        <text:list-item>
          <text:p text:style-name="P7">Wooden Tower Shield</text:p>
        </text:list-item>
        <text:list-item>
          <text:p text:style-name="P7">Iron Buckler</text:p>
        </text:list-item>
        <text:list-item>
          <text:p text:style-name="P7">Iron Shield</text:p>
        </text:list-item>
        <text:list-item>
          <text:p text:style-name="P7">Iron Tower Shield</text:p>
        </text:list-item>
        <text:list-item>
          <text:p text:style-name="P7">Bone Dagger</text:p>
        </text:list-item>
        <text:list-item>
          <text:p text:style-name="P7">Bone Axe</text:p>
        </text:list-item>
        <text:list-item>
          <text:p text:style-name="P7">Bone Two-handed Sword</text:p>
        </text:list-item>
        <text:list-item>
          <text:p text:style-name="P7">Bone Two-handed Axe</text:p>
        </text:list-item>
        <text:list-item>
          <text:p text:style-name="P7">Jelly Axe</text:p>
        </text:list-item>
        <text:list-item>
          <text:p text:style-name="P7">Unspeakable Crowbar</text:p>
        </text:list-item>
        <text:list-item>
          <text:p text:style-name="P7">Hand Cannon</text:p>
        </text:list-item>
        <text:list-item>
          <text:p text:style-name="P7">Light Javelin</text:p>
        </text:list-item>
        <text:list-item>
          <text:p text:style-name="P7">Throwing Net</text:p>
        </text:list-item>
        <text:list-item>
          <text:p text:style-name="P7">Throwing Knife</text:p>
        </text:list-item>
        <text:list-item>
          <text:p text:style-name="P7">Poisoned Throwing Knife</text:p>
        </text:list-item>
        <text:list-item>
          <text:p text:style-name="P7">Flintlock Rifle</text:p>
        </text:list-item>
        <text:list-item>
          <text:p text:style-name="P7">Short Bow</text:p>
        </text:list-item>
      </text:list>
      <text:p text:style-name="P1"/>
      <text:p text:style-name="P5">Pancerz 600, 700</text:p>
      <text:list xml:id="list3706323814792223442" text:style-name="L2">
        <text:list-item>
          <text:p text:style-name="P8">Leather Armour</text:p>
        </text:list-item>
        <text:list-item>
          <text:p text:style-name="P8">Reinforced Leather Armour</text:p>
        </text:list-item>
        <text:list-item>
          <text:p text:style-name="P8">Light Iron Armour</text:p>
        </text:list-item>
        <text:list-item>
          <text:p text:style-name="P8">Iron Armour</text:p>
        </text:list-item>
        <text:list-item>
          <text:p text:style-name="P8">Leather Helmet</text:p>
        </text:list-item>
        <text:list-item>
          <text:p text:style-name="P8">Iron Helmet</text:p>
        </text:list-item>
        <text:list-item>
          <text:p text:style-name="P8">Hat</text:p>
        </text:list-item>
        <text:list-item>
          <text:p text:style-name="P8">Cape</text:p>
        </text:list-item>
        <text:list-item>
          <text:p text:style-name="P8">Mage's Cape</text:p>
        </text:list-item>
        <text:list-item>
          <text:p text:style-name="P8">Brotherhood of <text:s/>the Three Stripes' Armour</text:p>
        </text:list-item>
        <text:list-item>
          <text:p text:style-name="P8">Robe</text:p>
        </text:list-item>
        <text:list-item>
          <text:p text:style-name="P8">Augumented Iron Armour<text:line-break/></text:p>
        </text:list-item>
      </text:list>
      <text:p text:style-name="P1"/>
      <text:p text:style-name="P3">Surowce 100</text:p>
      <text:list xml:id="list181365117747767824" text:style-name="L3">
        <text:list-item>
          <text:p text:style-name="P9">Orange fruit</text:p>
        </text:list-item>
        <text:list-item>
          <text:p text:style-name="P11">Bottle</text:p>
        </text:list-item>
        <text:list-item>
          <text:p text:style-name="P11">Food ration</text:p>
        </text:list-item>
        <text:list-item>
          <text:p text:style-name="P11">Candle</text:p>
        </text:list-item>
        <text:list-item>
          <text:p text:style-name="P11">Alchemical Agents Set</text:p>
        </text:list-item>
        <text:list-item>
          <text:p text:style-name="P11">Mechanical Parts</text:p>
        </text:list-item>
        <text:list-item>
          <text:p text:style-name="P11">Chalk</text:p>
        </text:list-item>
        <text:list-item>
          <text:p text:style-name="P11">Common Magical Core</text:p>
        </text:list-item>
        <text:list-item>
          <text:p text:style-name="P11">Golden Apple<text:line-break/></text:p>
        </text:list-item>
      </text:list>
      <text:p text:style-name="P2"/>
      <text:p text:style-name="P3">Księgi 200</text:p>
      <text:list xml:id="list2134034603434115817" text:style-name="L4">
        <text:list-item>
          <text:p text:style-name="P10">Book of swords</text:p>
        </text:list-item>
        <text:list-item>
          <text:p text:style-name="P10">Book of daggers</text:p>
        </text:list-item>
        <text:list-item>
          <text:p text:style-name="P10">Book of magic affinity</text:p>
        </text:list-item>
        <text:list-item>
          <text:p text:style-name="P10">Old Journal</text:p>
        </text:list-item>
        <text:list-item>
          <text:p text:style-name="P10">Defender's Field Prayer Book</text:p>
        </text:list-item>
        <text:list-item>
          <text:p text:style-name="P10">Necronomicon</text:p>
        </text:list-item>
        <text:list-item>
          <text:p text:style-name="P10">Book of Basic Alchemy</text:p>
        </text:list-item>
        <text:list-item>
          <text:p text:style-name="P10">Basic Summoning Book</text:p>
        </text:list-item>
        <text:list-item>
          <text:p text:style-name="P10">Simple Golem Making Handook</text:p>
        </text:list-item>
        <text:list-item>
          <text:p text:style-name="P10">Book of Cunning Tricks</text:p>
        </text:list-item>
        <text:list-item>
          <text:p text:style-name="P10">Avenger's Blasphemy Book</text:p>
        </text:list-item>
        <text:list-item>
          <text:p text:style-name="P10">Book of Basic Shadow Magic</text:p>
        </text:list-item>
        <text:list-item>
          <text:p text:style-name="P10">Book of Basic Frost Magic</text:p>
        </text:list-item>
        <text:list-item>
          <text:p text:style-name="P10">Book of Basic Fire Magic</text:p>
        </text:list-item>
        <text:list-item>
          <text:p text:style-name="P10">Book of Basic Thunder Magic</text:p>
        </text:list-item>
        <text:list-item>
          <text:p text:style-name="P10">Young <text:bookmark text:name="firstHeading"/><text:span text:style-name="T1">Resurrectionist</text:span>'s Book</text:p>
        </text:list-item>
        <text:list-item>
          <text:p text:style-name="P10">Your Very First Steam Armour</text:p>
        </text:list-item>
        <text:list-item>
          <text:p text:style-name="P10">Just One's Prayer Book</text:p>
        </text:list-item>
      </text:list>
      <text:p text:style-name="P1"/>
      <text:p text:style-name="P4">Inne 300</text:p>
      <text:list xml:id="list4026775278677078737" text:style-name="L5">
        <text:list-item>
          <text:p text:style-name="P12">Spirit Coin</text:p>
        </text:list-item>
        <text:list-item>
          <text:p text:style-name="P12">Poison</text:p>
        </text:list-item>
        <text:list-item>
          <text:p text:style-name="P12">Analytic Set</text:p>
        </text:list-item>
        <text:list-item>
          <text:p text:style-name="P12">Defender's Amulet</text:p>
        </text:list-item>
        <text:list-item>
          <text:p text:style-name="P12">Drum of War</text:p>
        </text:list-item>
        <text:list-item>
          <text:p text:style-name="P12">Flute of Evasion</text:p>
        </text:list-item>
        <text:list-item>
          <text:p text:style-name="P12">Hunter's Ho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1" style:font-size-complex="24pt" style:font-weight-complex="bold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Ksmil Bauer</dc:creator>
    <meta:creation-date>2009-04-16T11:32:00Z</meta:creation-date>
    <dc:date>2017-06-15T16:06:56.61</dc:date>
    <meta:editing-cycles>41</meta:editing-cycles>
    <meta:editing-duration>PT4H12M34S</meta:editing-duration>
    <meta:document-statistic meta:table-count="0" meta:image-count="0" meta:object-count="0" meta:page-count="5" meta:paragraph-count="81" meta:word-count="283" meta:character-count="142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